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4d9c54" officeooo:paragraph-rsid="004d9c54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d9c54" officeooo:paragraph-rsid="004d9c5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0a19" officeooo:paragraph-rsid="002f0a1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0a19" officeooo:paragraph-rsid="004d6c6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6c68" officeooo:paragraph-rsid="004d6c6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officeooo:paragraph-rsid="002f0a1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59ce4c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2f0a19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1cd57"/>
    </style:style>
    <style:style style:name="P11" style:family="paragraph" style:parent-style-name="Standard" style:list-style-name="L9">
      <style:paragraph-properties fo:text-align="start" style:justify-single-word="false"/>
      <style:text-properties style:font-name="DejaVu Sans Condensed1" officeooo:paragraph-rsid="005b1007"/>
    </style:style>
    <style:style style:name="P12" style:family="paragraph" style:parent-style-name="Standard" style:list-style-name="L1">
      <style:text-properties style:font-name="DejaVu Sans Condensed1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f0a19" officeooo:paragraph-rsid="00458241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458241" officeooo:paragraph-rsid="004d9c54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4d6c68" officeooo:paragraph-rsid="004d9c54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4bbe2a" officeooo:paragraph-rsid="004bbe2a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581bc2" officeooo:paragraph-rsid="00581bc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paragraph-rsid="00458241" style:font-size-asian="12pt" style:font-size-complex="12pt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1" fo:font-size="12pt" officeooo:paragraph-rsid="00458241" style:font-size-asian="12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2f0a19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51cd57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30fb4e"/>
    </style:style>
    <style:style style:name="P31" style:family="paragraph" style:parent-style-name="Standard">
      <style:paragraph-properties fo:text-align="start" style:justify-single-word="false"/>
      <style:text-properties officeooo:paragraph-rsid="005c5b9f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officeooo:paragraph-rsid="005b1007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1" officeooo:paragraph-rsid="004d6c68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c5b9f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c5b9f" style:font-weight-asian="bold" style:font-weight-complex="bold"/>
    </style:style>
    <style:style style:name="T1" style:family="text">
      <style:text-properties officeooo:rsid="00319b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f0a19" style:font-weight-asian="bold" style:font-weight-complex="bold"/>
    </style:style>
    <style:style style:name="T4" style:family="text">
      <style:text-properties fo:font-weight="bold" officeooo:rsid="0030fb4e" style:font-weight-asian="bold" style:font-weight-complex="bold"/>
    </style:style>
    <style:style style:name="T5" style:family="text">
      <style:text-properties fo:font-weight="bold" officeooo:rsid="0047e29c" style:font-weight-asian="bold" style:font-weight-complex="bold"/>
    </style:style>
    <style:style style:name="T6" style:family="text">
      <style:text-properties fo:font-weight="bold" officeooo:rsid="004d6c68" style:font-weight-asian="bold" style:font-weight-complex="bold"/>
    </style:style>
    <style:style style:name="T7" style:family="text">
      <style:text-properties fo:font-weight="normal" officeooo:rsid="002f0a19" style:font-weight-asian="normal" style:font-weight-complex="normal"/>
    </style:style>
    <style:style style:name="T8" style:family="text">
      <style:text-properties fo:font-weight="normal" officeooo:rsid="0030fb4e" style:font-weight-asian="normal" style:font-weight-complex="normal"/>
    </style:style>
    <style:style style:name="T9" style:family="text">
      <style:text-properties fo:font-weight="normal" officeooo:rsid="0043e1e4" style:font-weight-asian="normal" style:font-weight-complex="normal"/>
    </style:style>
    <style:style style:name="T10" style:family="text">
      <style:text-properties style:font-name="DejaVu Sans Condensed1" fo:font-size="12pt" fo:font-weight="normal" officeooo:rsid="002f0a19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59ce4c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458241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0fb4e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530185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bold" officeooo:rsid="0033f6f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418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5a0741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f0a19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58241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b1007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0fb4e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530185" style:font-size-asian="12pt" style:font-weight-asian="bold" style:font-size-complex="12pt" style:font-weight-complex="bold"/>
    </style:style>
    <style:style style:name="T24" style:family="text">
      <style:text-properties officeooo:rsid="004d6c68"/>
    </style:style>
    <style:style style:name="T25" style:family="text">
      <style:text-properties officeooo:rsid="0030fb4e"/>
    </style:style>
    <style:style style:name="T26" style:family="text">
      <style:text-properties style:text-line-through-style="solid" style:text-line-through-type="single" officeooo:rsid="004d6c68"/>
    </style:style>
    <style:style style:name="T27" style:family="text">
      <style:text-properties style:text-line-through-style="solid" style:text-line-through-type="single" officeooo:rsid="0030fb4e"/>
    </style:style>
    <style:style style:name="T28" style:family="text">
      <style:text-properties style:text-line-through-style="solid" style:text-line-through-type="single" fo:font-weight="bold" officeooo:rsid="0030fb4e" style:font-weight-asian="bold" style:font-weight-complex="bold"/>
    </style:style>
    <style:style style:name="T29" style:family="text">
      <style:text-properties officeooo:rsid="004dc0e1"/>
    </style:style>
    <style:style style:name="T30" style:family="text">
      <style:text-properties officeooo:rsid="004f8412"/>
    </style:style>
    <style:style style:name="T31" style:family="text">
      <style:text-properties fo:color="#c9211e" loext:opacity="100%" fo:font-size="12pt" fo:font-style="italic" fo:font-weight="normal" officeooo:rsid="005951ae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c9211e" loext:opacity="100%" fo:font-size="12pt" fo:font-style="italic" fo:font-weight="normal" officeooo:rsid="00319b3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c9211e" loext:opacity="100%" fo:font-size="12pt" fo:font-style="italic" fo:font-weight="normal" officeooo:rsid="00505b4c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c9211e" loext:opacity="100%" fo:font-size="12pt" fo:font-style="italic" fo:font-weight="normal" officeooo:rsid="004f84e6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c9211e" loext:opacity="100%" style:font-name="DejaVu Sans Condensed" fo:font-size="12pt" fo:font-style="italic" fo:font-weight="normal" officeooo:rsid="0059ce4c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T36" style:family="text">
      <style:text-properties officeooo:rsid="005512e8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f0a19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509ae5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d6c68" style:font-size-asian="12pt" style:font-weight-asian="normal" style:font-size-complex="12pt" style:font-weight-complex="normal"/>
    </style:style>
    <style:style style:name="T41" style:family="text">
      <style:text-properties fo:font-size="12pt" fo:font-weight="bold" officeooo:rsid="0047e29c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d6c68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2f0a19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58241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509ae5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5b1007" style:font-size-asian="12pt" style:font-weight-asian="bold" style:font-size-complex="12pt" style:font-weight-complex="bold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7">1<text:span text:style-name="T47">xx</text:span> - Controls</text:p>
          </table:table-cell>
          <table:table-cell table:style-name="Table1.B1" office:value-type="string">
            <text:p text:style-name="P38">2xx - Ground</text:p>
          </table:table-cell>
          <table:table-cell table:style-name="Table1.C1" office:value-type="string">
            <text:p text:style-name="P38">3xx - Flight</text:p>
          </table:table-cell>
          <table:table-cell table:style-name="Table1.B1" office:value-type="string">
            <text:p text:style-name="P38">4xx - A2A</text:p>
          </table:table-cell>
          <table:table-cell table:style-name="Table1.B1" office:value-type="string">
            <text:p text:style-name="P38">5xx - A2G</text:p>
          </table:table-cell>
          <table:table-cell table:style-name="Table1.F1" office:value-type="string">
            <text:p text:style-name="P38">6xx - Misc</text:p>
          </table:table-cell>
        </table:table-row>
      </table:table>
      <text:p text:style-name="P31"><text:span text:style-name="T15">3</text:span><text:span text:style-name="T16">0</text:span><text:span text:style-name="T17">3</text:span><text:span text:style-name="T15"> - Flight</text:span><text:span text:style-name="T18"> - </text:span><text:span text:style-name="T15">Datalink</text:span></text:p>
      <text:p text:style-name="P2"/>
      <text:p text:style-name="P4">Datalink targets -- <text:span text:style-name="T1">WIP</text:span></text:p>
      <text:list text:style-name="L1">
        <text:list-item>
          <text:p text:style-name="P8"><text:span text:style-name="T31">IMPORTANT</text:span><text:span text:style-name="T32">: R-800 radio (on left side of cockpit, forward of collective) must be on same freq for all </text:span><text:span text:style-name="T33">f</text:span><text:span text:style-name="T35">‌</text:span><text:span text:style-name="T33">light</text:span><text:span text:style-name="T32"> members to share data. <text:s/></text:span><text:span text:style-name="T34">All </text:span><text:span text:style-name="T33">f</text:span><text:span text:style-name="T35">‌</text:span><text:span text:style-name="T33">light</text:span><text:span text:style-name="T34"> members should be in </text:span><text:span text:style-name="T31">COM or </text:span><text:span text:style-name="T34">WINGM mode, with ID knob set to unique value per member.</text:span></text:p>
        </text:list-item>
        <text:list-item>
          <text:p text:style-name="P12">Datalink is LOS limited, you may lose datalink communication if you lose LOS with other helicopters.</text:p>
        </text:list-item>
      </text:list>
      <text:p text:style-name="P6">Sending a locked location directly to wingmen</text:p>
      <text:list text:style-name="L2">
        <text:list-item>
          <text:p text:style-name="P13">Point Shkval at target and lase <text:span text:style-name="T36">i</text:span>t. <text:s/>Locking the target is not required, but must have accurate range.</text:p>
        </text:list-item>
        <text:list-item>
          <text:p text:style-name="P19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13">Press <text:span text:style-name="T5">SEND/MEM</text:span> button.</text:p>
        </text:list-item>
      </text:list>
      <text:p text:style-name="P4">Storing targets</text:p>
      <text:list xml:id="list292680253" text:style-name="L3">
        <text:list-item>
          <text:p text:style-name="P14">Point Shkval at target and lase it. <text:s/>Locking the target is not required, but must have accurate range.</text:p>
        </text:list-item>
        <text:list-item>
          <text:p text:style-name="P26"><text:span text:style-name="T7">Press </text:span><text:span text:style-name="T3">one of the 4 buttons</text:span><text:span text:style-name="T7"> on the top row of the Datalink panel (top left corner of cockpit).</text:span></text:p>
        </text:list-item>
      </text:list>
      <text:list text:style-name="L4">
        <text:list-item>
          <text:list>
            <text:list-item>
              <text:p text:style-name="P15">1/Diamond = Armor</text:p>
            </text:list-item>
            <text:list-item>
              <text:p text:style-name="P15">2/House = SAMs/AAA</text:p>
            </text:list-item>
            <text:list-item>
              <text:p text:style-name="P15">3/Square = Other</text:p>
            </text:list-item>
            <text:list-item>
              <text:p text:style-name="P27"><text:span text:style-name="T9">(</text:span><text:span text:style-name="T7">4</text:span><text:span text:style-name="T9">)</text:span><text:span text:style-name="T7">/Large House = </text:span><text:span text:style-name="T8">Reference point</text:span><text:span text:style-name="T7">.</text:span></text:p>
            </text:list-item>
          </text:list>
        </text:list-item>
      </text:list>
      <text:list xml:id="list120225803224861" text:continue-list="list292680253" text:style-name="L3">
        <text:list-item>
          <text:p text:style-name="P9"><text:span text:style-name="T38">Press </text:span><text:span text:style-name="T41">SEND/MEM</text:span><text:span text:style-name="T38"> button.</text:span></text:p>
        </text:list-item>
        <text:list-item>
          <text:p text:style-name="P28"><text:span text:style-name="T11">T</text:span><text:span text:style-name="T10">arget should appear </text:span><text:span text:style-name="T11">on ABRIS map as a blue icon matching the button</text:span><text:span text:style-name="T12">.</text:span></text:p>
        </text:list-item>
      </text:list>
      <text:list text:style-name="L5">
        <text:list-item>
          <text:p text:style-name="P16">You can store up to 4 targets of each type.</text:p>
        </text:list-item>
      </text:list>
      <text:p text:style-name="P7"><text:span text:style-name="T42">Recalling</text:span><text:span text:style-name="T43"> targets</text:span><text:span text:style-name="T44"> </text:span><text:span text:style-name="T42">on your own helicopter</text:span></text:p>
      <text:list text:style-name="L6">
        <text:list-item>
          <text:p text:style-name="P29"><text:span text:style-name="T19">Shkval reset/off</text:span><text:span text:style-name="T10"> (</text:span><text:span text:style-name="T20">Coll </text:span><text:span text:style-name="T21">Index Finger Hat </text:span><text:span text:style-name="T19">down</text:span><text:span text:style-name="T10">, TV screen should not be showing an image)</text:span></text:p>
        </text:list-item>
        <text:list-item>
          <text:p text:style-name="P10"><text:span text:style-name="T45">Helmet Mounted Sight off</text:span><text:span text:style-name="T39"> (</text:span><text:span text:style-name="T45">Coll </text:span><text:span text:style-name="T46">Index Finger Hat </text:span><text:span text:style-name="T45">up</text:span><text:span text:style-name="T39"> to toggle)</text:span></text:p>
        </text:list-item>
        <text:list-item>
          <text:p text:style-name="P17">Press one of the 4 buttons on the top row of the Datalink panel to cycle through the stored targets of that type. <text:s/>The selected target blinks in the ABRIS.</text:p>
        </text:list-item>
        <text:list-item>
          <text:p text:style-name="P30"><text:span text:style-name="T13">Press </text:span><text:span text:style-name="T22">DL/INGRESS</text:span><text:span text:style-name="T13"> button on Datalink panel, then </text:span><text:span text:style-name="T14">U</text:span><text:span text:style-name="T13">ncage Shkval (</text:span><text:span text:style-name="T23">Coll </text:span><text:span text:style-name="T21">Trigger 1st Stage</text:span><text:span text:style-name="T13">) to point Shkval at seleted target.</text:span></text:p>
        </text:list-item>
      </text:list>
      <text:p text:style-name="P5">S<text:span text:style-name="T24">ending targets to wingmen</text:span></text:p>
      <text:p text:style-name="P1"><text:span text:style-name="T38">S</text:span><text:span text:style-name="T37">teps from manual, may not be accurate:</text:span></text:p>
      <text:list xml:id="list235400334" text:style-name="L7">
        <text:list-item>
          <text:p text:style-name="P32"><text:span text:style-name="T38">Start with Shkval reset/off (</text:span><text:span text:style-name="T44">Coll </text:span><text:span text:style-name="T46">Index Finger Hat </text:span><text:span text:style-name="T43">down</text:span><text:span text:style-name="T38">, TV screen should not be showing an image).</text:span></text:p>
        </text:list-item>
        <text:list-item>
          <text:p text:style-name="P34">Press one of the 4 buttons on the top row of the Datalink panel <text:span text:style-name="T24">ONLY ONCE.</text:span></text:p>
        </text:list-item>
      </text:list>
      <text:list text:style-name="L8">
        <text:list-item>
          <text:list>
            <text:list-item>
              <text:p text:style-name="P33"><text:span text:style-name="T40">DO NOT press it repeatedly yet</text:span><text:span text:style-name="T38"> to cycle through the stored targets of that type. <text:s/></text:span><text:span text:style-name="T40">That happens later.</text:span></text:p>
            </text:list-item>
          </text:list>
        </text:list-item>
      </text:list>
      <text:list xml:id="list120225414467508" text:continue-list="list235400334" text:style-name="L7">
        <text:list-item>
          <text:p text:style-name="P35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36">Press one of the 4 buttons on the top row of the Datalink panel to cycle through the targets of that type until the one you want is selected.</text:p>
        </text:list-item>
        <text:list-item>
          <text:p text:style-name="P20"><text:span text:style-name="T26">Press</text:span><text:span text:style-name="T27"> </text:span><text:span text:style-name="T28">SEND/MEM</text:span><text:span text:style-name="T27">.</text:span></text:p>
        </text:list-item>
      </text:list>
      <text:p text:style-name="P3">Steps from https://www.youtube.com/watch?v=_NJosgwBG5U</text:p>
      <text:list text:style-name="L9">
        <text:list-item>
          <text:p text:style-name="P11"><text:span text:style-name="T38">Start with Shkval reset/off (</text:span><text:span text:style-name="T44">Coll </text:span><text:span text:style-name="T46">Index Finger Hat </text:span><text:span text:style-name="T43">down</text:span><text:span text:style-name="T38">, TV screen should not be showing an image).</text:span></text:p>
        </text:list-item>
        <text:list-item>
          <text:p text:style-name="P22">Press one of the 4 buttons on the top row of the Datalink panel to cycle through the stored targets of that type. <text:s/>The selected target blinks in the ABRIS.</text:p>
        </text:list-item>
        <text:list-item>
          <text:p text:style-name="P21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21"><text:span text:style-name="T24">Press</text:span><text:span text:style-name="T25"> </text:span><text:span text:style-name="T4">SEND/MEM</text:span><text:span text:style-name="T25">.</text:span></text:p>
        </text:list-item>
      </text:list>
      <text:p text:style-name="P4">Deleting targets</text:p>
      <text:list text:style-name="L10">
        <text:list-item>
          <text:p text:style-name="P24">Recall target you want to delete (steps above).</text:p>
        </text:list-item>
        <text:list-item>
          <text:p text:style-name="P18">Press <text:span text:style-name="T2">Clear</text:span> button on Datalink panel to delete the selected target.</text:p>
        </text:list-item>
        <text:list-item>
          <text:p text:style-name="P25">Or clear all targets by turning Datalink switch (below PVI-800 keypad) to OFF then back to DL.</text:p>
        </text:list-item>
      </text:list>
      <text:p text:style-name="P6">When you receive data from another helicopter</text:p>
      <text:list text:style-name="L11">
        <text:list-item>
          <text:p text:style-name="P23"><text:span text:style-name="T29">Light blinks?? </text:span>Press SEND/MEM to store it <text:span text:style-name="T30">to ABRIS</text:span>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2:24.771000000</dc:date>
    <meta:editing-duration>PT20H18M37S</meta:editing-duration>
    <meta:editing-cycles>7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8" meta:word-count="549" meta:character-count="2939" meta:non-whitespace-character-count="2464"/>
  </office:meta>
</office:document-meta>
</file>